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Droid Sans Mono" fo:font-size="10.5pt" fo:font-weight="normal" officeooo:rsid="00114b3d" officeooo:paragraph-rsid="00114b3d" fo:background-color="#ffffff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Droid Sans Mono" fo:font-size="12pt" fo:font-weight="normal" officeooo:rsid="00114b3d" officeooo:paragraph-rsid="00114b3d" fo:background-color="#ffffff" style:font-size-asian="12pt" style:font-size-complex="12pt"/>
    </style:style>
    <style:style style:name="P7" style:family="paragraph" style:parent-style-name="Standard">
      <style:paragraph-properties fo:line-height="100%"/>
      <style:text-properties fo:color="#000000" loext:opacity="100%" fo:background-color="#ffffff"/>
    </style:style>
    <style:style style:name="P8" style:family="paragraph" style:parent-style-name="Standard">
      <style:paragraph-properties fo:line-height="100%"/>
      <style:text-properties fo:color="#000000" loext:opacity="100%" style:font-name="Inconsolata" fo:font-size="10.5pt" fo:font-weight="normal" fo:background-color="#ffffff"/>
    </style:style>
    <style:style style:name="P9" style:family="paragraph" style:parent-style-name="Standard">
      <style:paragraph-properties fo:line-height="100%"/>
      <style:text-properties fo:color="#000000" loext:opacity="100%" style:font-name="Inconsolata" fo:font-size="12pt" fo:font-weight="normal" fo:background-color="#ffffff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12pt" fo:font-weight="normal" fo:background-color="#ffffff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12pt" fo:background-color="#fffff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rsid="00114b3d" officeooo:paragraph-rsid="00114b3d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Министерство образования Республики Беларусь</text:span></text:p>
      <text:p text:style-name="P12"><text:span text:style-name="T3">Учреждения образования</text:span></text:p>
      <text:p text:style-name="P12"><text:span text:style-name="T3">«Брестский государственный технический университет»</text:span></text:p>
      <text:p text:style-name="P12"><text:span text:style-name="T3">Кафедра ИИТ</text:span></text:p>
      <text:p text:style-name="P1"/>
      <text:p text:style-name="P1"/>
      <text:p text:style-name="P12"><text:span text:style-name="T3">Задание</text:span></text:p>
      <text:p text:style-name="P12"><text:span text:style-name="T3">По дисциплине ППОИС за 1 семестр</text:span></text:p>
      <text:p text:style-name="P1"/>
      <text:p text:style-name="P1"/>
      <text:p text:style-name="P1"/>
      <text:p text:style-name="P1"/>
      <text:p text:style-name="P13"><text:span text:style-name="T3">Выполнил</text:span></text:p>
      <text:p text:style-name="P13"><text:span text:style-name="T3">Студент группы ИИ-21</text:span></text:p>
      <text:p text:style-name="P14"><text:span text:style-name="T3">Кирилович А. А.</text:span></text:p>
      <text:p text:style-name="P13"><text:span text:style-name="T3">Проверил </text:span></text:p>
      <text:p text:style-name="P13"><text:span text:style-name="T3">Муравьев Г.Л.</text:span></text:p>
      <text:p text:style-name="P2"/>
      <text:p text:style-name="P2"/>
      <text:p text:style-name="P1"/>
      <text:p text:style-name="P1"/>
      <text:p text:style-name="P1"/>
      <text:p text:style-name="P1"/>
      <text:p text:style-name="P3"/>
      <text:p text:style-name="P12"><text:span text:style-name="T3">Брест 2022</text:span></text:p>
      <text:p text:style-name="P1"/>
      <text:p text:style-name="P8"><text:span text:style-name="T4"/></text:p>
      <text:p text:style-name="P8"><text:span text:style-name="T4"/></text:p>
      <text:p text:style-name="P9"><text:soft-page-break/><text:span text:style-name="T6">#include &lt;iostream&gt;</text:span></text:p>
      <text:p text:style-name="P10">#include &lt;string.h&gt;</text:p>
      <text:p text:style-name="P11"/>
      <text:p text:style-name="P10">class pSTRING {</text:p>
      <text:p text:style-name="P10">private:</text:p>
      <text:p text:style-name="P10"><text:tab/>char *pSTR;</text:p>
      <text:p text:style-name="P10"><text:tab/>int length;</text:p>
      <text:p text:style-name="P10">public:</text:p>
      <text:p text:style-name="P10"><text:tab/>pSTRING() {</text:p>
      <text:p text:style-name="P10"><text:tab/><text:tab/>pSTR = new char[1];</text:p>
      <text:p text:style-name="P10"><text:tab/><text:tab/>pSTR[0] = '\0';</text:p>
      <text:p text:style-name="P10"><text:tab/><text:tab/>length = 0;</text:p>
      <text:p text:style-name="P10"><text:tab/>}</text:p>
      <text:p text:style-name="P10"><text:tab/>pSTRING(const char *str) {</text:p>
      <text:p text:style-name="P10"><text:tab/><text:tab/>length = strlen(str);</text:p>
      <text:p text:style-name="P10"><text:tab/><text:tab/>pSTR = new char[length + 1];</text:p>
      <text:p text:style-name="P10"><text:tab/><text:tab/>strcpy(pSTR, str);</text:p>
      <text:p text:style-name="P10"><text:tab/>}</text:p>
      <text:p text:style-name="P10"><text:tab/>pSTRING(const pSTRING &amp;str) {</text:p>
      <text:p text:style-name="P10"><text:tab/><text:tab/>length = str.length;</text:p>
      <text:p text:style-name="P10"><text:tab/><text:tab/>pSTR = new char[length + 1];</text:p>
      <text:p text:style-name="P10"><text:tab/><text:tab/>strcpy(pSTR, str.pSTR);</text:p>
      <text:p text:style-name="P10"><text:tab/>}</text:p>
      <text:p text:style-name="P10"><text:tab/>~pSTRING() {</text:p>
      <text:p text:style-name="P10"><text:tab/><text:tab/>delete [] pSTR;</text:p>
      <text:p text:style-name="P10"><text:tab/>}</text:p>
      <text:p text:style-name="P10"><text:tab/>void SET(const char *str) {</text:p>
      <text:p text:style-name="P10"><text:tab/><text:tab/>delete [] pSTR;</text:p>
      <text:p text:style-name="P10"><text:tab/><text:tab/>length = strlen(str);</text:p>
      <text:p text:style-name="P10"><text:tab/><text:tab/>pSTR = new char[length + 1];</text:p>
      <text:p text:style-name="P10"><text:tab/><text:tab/>strcpy(pSTR, str);</text:p>
      <text:p text:style-name="P10"><text:tab/>}</text:p>
      <text:p text:style-name="P10"><text:tab/>char* GET() {</text:p>
      <text:p text:style-name="P10"><text:tab/><text:tab/>return pSTR;</text:p>
      <text:p text:style-name="P10"><text:tab/>}</text:p>
      <text:p text:style-name="P10"><text:tab/>void SHOW() {</text:p>
      <text:p text:style-name="P10"><text:tab/><text:tab/>std::cout &lt;&lt; pSTR &lt;&lt; std::endl;</text:p>
      <text:p text:style-name="P10"><text:tab/>}</text:p>
      <text:p text:style-name="P10"><text:tab/>int SIZE() {</text:p>
      <text:p text:style-name="P10"><text:tab/><text:tab/>return length;</text:p>
      <text:p text:style-name="P10"><text:tab/>}</text:p>
      <text:p text:style-name="P10"><text:tab/>bool EMPTY() {</text:p>
      <text:p text:style-name="P10"><text:tab/><text:tab/>return length == 0;</text:p>
      <text:p text:style-name="P10"><text:tab/>}</text:p>
      <text:p text:style-name="P10"><text:tab/>pSTRING &amp;ASSIGN(const pSTRING &amp;str) {</text:p>
      <text:p text:style-name="P10"><text:tab/><text:tab/>if (this == &amp;str)</text:p>
      <text:p text:style-name="P10"><text:tab/><text:tab/><text:tab/>return *this;</text:p>
      <text:p text:style-name="P10"><text:tab/><text:tab/>delete [] pSTR;</text:p>
      <text:p text:style-name="P10"><text:tab/><text:tab/>length = str.length;</text:p>
      <text:p text:style-name="P10"><text:tab/><text:tab/>pSTR = new char[length + 1];</text:p>
      <text:p text:style-name="P10"><text:tab/><text:tab/>strcpy(pSTR, str.pSTR);</text:p>
      <text:p text:style-name="P10"><text:soft-page-break/><text:tab/><text:tab/>return *this;</text:p>
      <text:p text:style-name="P10"><text:tab/>}</text:p>
      <text:p text:style-name="P10"><text:tab/>pSTRING &amp;operator=(const pSTRING &amp;str) {</text:p>
      <text:p text:style-name="P10"><text:tab/><text:tab/>return ASSIGN(str);</text:p>
      <text:p text:style-name="P10"><text:tab/>}</text:p>
      <text:p text:style-name="P10">};</text:p>
      <text:p text:style-name="P11"/>
      <text:p text:style-name="P10">int main() {</text:p>
      <text:p text:style-name="P10"><text:tab/>pSTRING str1("Hello");</text:p>
      <text:p text:style-name="P10"><text:tab/>pSTRING str2(str1);</text:p>
      <text:p text:style-name="P10"><text:tab/>str1.SHOW();</text:p>
      <text:p text:style-name="P10"><text:tab/>str2.SHOW();</text:p>
      <text:p text:style-name="P10"><text:tab/>std::cout &lt;&lt; str1.SIZE() &lt;&lt; std::endl;</text:p>
      <text:p text:style-name="P10"><text:tab/>std::cout &lt;&lt; str2.SIZE() &lt;&lt; std::endl;</text:p>
      <text:p text:style-name="P10">std::cout &lt;&lt; str1.EMPTY() &lt;&lt; std::endl;</text:p>
      <text:p text:style-name="P10">std::cout &lt;&lt; str2.EMPTY() &lt;&lt; std::endl;</text:p>
      <text:p text:style-name="P10">str1.SHOW();</text:p>
      <text:p text:style-name="P10">str1 = str2;</text:p>
      <text:p text:style-name="P10">str1.SHOW();</text:p>
      <text:p text:style-name="P11"/>
      <text:p text:style-name="P10">pSTRING str3;</text:p>
      <text:p text:style-name="P10">str3.SET("World");</text:p>
      <text:p text:style-name="P10">char *p = str3.GET();</text:p>
      <text:p text:style-name="P10">while(*p)</text:p>
      <text:p text:style-name="P10">{</text:p>
      <text:p text:style-name="P10">std::cout &lt;&lt; *p;</text:p>
      <text:p text:style-name="P10">p++;</text:p>
      <text:p text:style-name="P10">}</text:p>
      <text:p text:style-name="P10">return 0;</text:p>
      <text:p text:style-name="P10">}</text:p>
      <text:p text:style-name="P5"/>
      <text:p text:style-name="P6">Вывод:</text:p>
      <text:p text:style-name="P6"/>
      <text:p text:style-name="P4"><text:span text:style-name="Source_20_Text"><text:span text:style-name="T5">Hello</text:span></text:span></text:p>
      <text:p text:style-name="P4"><text:span text:style-name="Source_20_Text"><text:span text:style-name="T5">Hello</text:span></text:span></text:p>
      <text:p text:style-name="P4"><text:span text:style-name="Source_20_Text"><text:span text:style-name="T5">5</text:span></text:span></text:p>
      <text:p text:style-name="P4"><text:span text:style-name="Source_20_Text"><text:span text:style-name="T5">5</text:span></text:span></text:p>
      <text:p text:style-name="P4"><text:span text:style-name="Source_20_Text"><text:span text:style-name="T5">0</text:span></text:span></text:p>
      <text:p text:style-name="P4"><text:span text:style-name="Source_20_Text"><text:span text:style-name="T5">0</text:span></text:span></text:p>
      <text:p text:style-name="P4"><text:span text:style-name="Source_20_Text"><text:span text:style-name="T5">Hello</text:span></text:span></text:p>
      <text:p text:style-name="P4"><text:span text:style-name="Source_20_Text"><text:span text:style-name="T5">Hello</text:span></text:span></text:p>
      <text:p text:style-name="P4"><text:span text:style-name="Source_20_Text"><text:span text:style-name="T5">World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korpach@mail.ru</meta:initial-creator>
    <meta:editing-cycles>3</meta:editing-cycles>
    <meta:creation-date>2022-10-23T18:46:00</meta:creation-date>
    <dc:date>2022-10-24T16:08:24.013186266</dc:date>
    <meta:editing-duration>PT15M25S</meta:editing-duration>
    <meta:generator>LibreOffice/7.3.6.2$Linux_X86_64 LibreOffice_project/30$Build-2</meta:generator>
    <meta:document-statistic meta:table-count="0" meta:image-count="0" meta:object-count="0" meta:page-count="3" meta:paragraph-count="100" meta:word-count="242" meta:character-count="1561" meta:non-whitespace-character-count="1335"/>
    <meta:user-defined meta:name="AppVersion">16.0000</meta:user-defined>
    <meta:user-defined meta:name="Company">Ya Blondinko Edition</meta:user-defined>
    <meta:template xlink:type="simple" xlink:actuate="onRequest" xlink:title="Normal.dotm" xlink:href=""/>
  </office:meta>
</office:document-meta>
</file>